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oreAnnotationProcessor.check( Declaration dec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aseCoreAnnotationProcessor.getResourceString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CoreAnnotationProcessor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CoreAnnotationProcessor.BaseCoreAnnotationProcessor( AnnotationTypeDeclaration [ ] annotationTypeDecls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CoreAnnotationProcessor.setSourceFileInfo( ClassDeclaration decl , SourceFileInfo sourceFile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CoreAnnotationProcessor.getSourceFileInfo( ClassDeclaration de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CoreAnnotationProcessor.expectAnnotation( ClassDeclaration classDecl , String annotationBaseName , String fileExtensionRequiresAnnotation , String baseClass , Diagnostics diagnostic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CoreAnnotationProcessor.generate( Declaration de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